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dgm@uma.es</text:p>
      <text:p text:style-name="Normal">Title : Smart Home Security System</text:p>
      <text:p text:style-name="Normal"/>
      <text:p text:style-name="Normal"/>
      <text:p text:style-name="Normal">Scope of the Solution:</text:p>
      <text:p text:style-name="Normal">The system will monitor and control home security features. The functionalities include:</text:p>
      <text:p text:style-name="Normal">1. Temperature and Humidity Monitoring: Using the DHT sensor, the system can monitor the temperature and humidity levels in your home.</text:p>
      <text:p text:style-name="Normal">2. Motion Detection: The motion sensor can detect any movement in your home. If any movement is detected when the system is armed, it can trigger an alarm or notification.</text:p>
      <text:p text:style-name="Normal">3. Light Control: The LEDs can be used to indicate the status of the system or act as a visual alarm. They can also be controlled remotely.</text:p>
      <text:p text:style-name="Normal">4. Remote Access: Using Bluetooth, the system can be controlled remotely from a smartphone or computer.</text:p>
      <text:p text:style-name="Normal"/>
      <text:p text:style-name="Normal">Hardware Elements and Communication Technologies:**</text:p>
      <text:p text:style-name="Normal">- Arduino: Acts as the main controller of the system.</text:p>
      <text:p text:style-name="Normal">- ESP Module: Provides Wi-Fi connectivity to connect the system to the internet.</text:p>
      <text:p text:style-name="Normal">- DHT Sensor: Monitors temperature and humidity.</text:p>
      <text:p text:style-name="Normal">- Motion Sensor: Detects movement.</text:p>
      <text:p text:style-name="Normal">- LEDs: Provide visual indicators or alarms.</text:p>
      <text:p text:style-name="Normal">- Bluetooth Module: Allows for remote control of the system.</text:p>
      <text:p text:style-name="Normal"/>
      <text:p text:style-name="Normal">Note: -If the temperature or humidity value is reached a value specify, a notification will also be sent like in a telegram</text:p>
      <text:p text:style-name="Normal">-Show status of house on Display data( we will ask in exist in biblioteca)</text:p>
      <text:p text:style-name="Normal"/>
      <text:p text:style-name="Normal"/>
      <text:p text:style-name="Normal">Data visualization</text:p>
      <text:p text:style-name="Normal">1. Real-time Monitoring:</text:p>
      <text:p text:style-name="Normal"><text:s text:c="3"/>- Display the current temperature and humidity readings in a visually appealing format, such as a line graph or gauge.</text:p>
      <text:p text:style-name="Normal"><text:s text:c="3"/>- Show the status of the motion sensor, indicating whether motion is currently detected or not.</text:p>
      <text:soft-page-break/>
      <text:p text:style-name="Normal"><text:s text:c="3"/>- Use color-coded indicators or icons to quickly convey the status of each parameter (e.g., green for normal, red for alert).</text:p>
      <text:p text:style-name="Normal"/>
      <text:p text:style-name="Normal">2. Historical Data Analysis:</text:p>
      <text:p text:style-name="Normal"><text:s text:c="3"/>- Provide historical charts or graphs showing trends in temperature and humidity over time. Users can select different time ranges (e.g., hourly, daily, weekly) for analysis.</text:p>
      <text:p text:style-name="Normal"><text:s text:c="3"/>- Plot motion events on a timeline to visualize when movement was detected and for how long.</text:p>
      <text:p text:style-name="Normal"><text:s text:c="3"/>- Include statistical information such as average temperature, highest humidity level, or frequency of motion events over a specified period.</text:p>
      <text:p text:style-name="Normal"/>
      <text:p text:style-name="Normal">3. Customizable Alerts and Notifications:</text:p>
      <text:p text:style-name="Normal"><text:s text:c="3"/>- Allow users to set custom thresholds for temperature, humidity, and motion detection. When these thresholds are exceeded, trigger alerts and notifications to inform the user.</text:p>
      <text:p text:style-name="Normal"><text:s text:c="3"/>- Provide options for users to choose their preferred notification methods (e.g., push notifications, email alerts, SMS messages).d</text:p>
      <text:p text:style-name="Normal"/>
      <text:p text:style-name="Normal"/>
      <text:p text:style-name="Normal">4. User Preferences and Settings:</text:p>
      <text:p text:style-name="Normal"><text:s text:c="3"/>- Allow users to customize the dashboard layout, choose which data parameters to display, and adjust visualization settings according to their preferences.</text:p>
      <text:p text:style-name="Normal"><text:s text:c="3"/>- Provide options for users to export or download historical data for further analysis or record-keeping purpose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 fo:language="en" fo:country="US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 fo:language="en" fo:country="US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 fo:language="en" fo:country="US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 fo:language="en" fo:country="US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 fo:language="en" fo:country="US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 fo:language="en" fo:country="US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 fo:language="en" fo:country="US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 fo:language="en" fo:country="US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 fo:language="en" fo:country="US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language="en" fo:country="US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 fo:language="en" fo:country="US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 fo:language="en" fo:country="US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 fo:language="en" fo:country="US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rahim Er-Rahmaouy</meta:initial-creator>
    <dc:creator>Mohamed Serbout</dc:creator>
    <meta:creation-date>2024-04-30T11:43:00Z</meta:creation-date>
    <dc:date>2024-05-21T09:27:00Z</dc:date>
    <meta:template xlink:href="Normal.dotm" xlink:type="simple"/>
    <meta:editing-cycles>2</meta:editing-cycles>
    <meta:editing-duration>PT7440S</meta:editing-duration>
    <meta:document-statistic meta:page-count="2" meta:paragraph-count="5" meta:word-count="431" meta:character-count="2800" meta:row-count="19" meta:non-whitespace-character-count="2374"/>
  </office:meta>
</office:document-meta>
</file>